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20c0ac" officeooo:paragraph-rsid="0020c0ac"/>
    </style:style>
    <style:style style:name="P2" style:family="paragraph" style:parent-style-name="Standard">
      <style:text-properties fo:language="fr" fo:country="FR" officeooo:rsid="001f006c"/>
    </style:style>
    <style:style style:name="P3" style:family="paragraph" style:parent-style-name="Standard">
      <style:text-properties fo:language="fr" fo:country="FR" officeooo:rsid="001f006c" officeooo:paragraph-rsid="001f006c"/>
    </style:style>
    <style:style style:name="P4" style:family="paragraph" style:parent-style-name="Standard">
      <style:text-properties fo:language="fr" fo:country="FR" officeooo:rsid="001fca4f" officeooo:paragraph-rsid="001fca4f"/>
    </style:style>
    <style:style style:name="P5" style:family="paragraph" style:parent-style-name="Standard">
      <style:text-properties fo:language="fr" fo:country="FR" officeooo:rsid="0020c0ac" officeooo:paragraph-rsid="0020c0ac"/>
    </style:style>
    <style:style style:name="P6" style:family="paragraph" style:parent-style-name="Standard">
      <style:text-properties fo:language="fr" fo:country="FR" officeooo:rsid="0026ef09" officeooo:paragraph-rsid="0026ef09"/>
    </style:style>
    <style:style style:name="P7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8" style:family="paragraph" style:parent-style-name="Standard" style:list-style-name="L1">
      <style:text-properties fo:language="fr" fo:country="FR" officeooo:rsid="001fca4f" officeooo:paragraph-rsid="001fca4f"/>
    </style:style>
    <style:style style:name="P9" style:family="paragraph" style:parent-style-name="Standard" style:list-style-name="L1">
      <style:text-properties fo:language="fr" fo:country="FR" officeooo:rsid="0020c0ac" officeooo:paragraph-rsid="0020c0ac"/>
    </style:style>
    <style:style style:name="T1" style:family="text">
      <style:text-properties officeooo:rsid="0028a0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Intelligence Artificielle Semestre de printemps 2016</text:p>
      <text:p text:style-name="P3"/>
      <text:p text:style-name="P2">Journal de bord </text:p>
      <text:p text:style-name="P3">29/01/2016 : montage du robot en lego + installation de l'environnement leJOS</text:p>
      <text:p text:style-name="P3"/>
      <text:p text:style-name="P3">05/02/2016 : flash de la microcarte SD pour installer leJOS sur le robot nommé YETI</text:p>
      <text:p text:style-name="P3"><text:tab/><text:tab/><text:tab/></text:p>
      <text:p text:style-name="P4">objectifs pour la prochaine séance :</text:p>
      <text:list xml:id="list5259299356593394905" text:style-name="L1">
        <text:list-item>
          <text:p text:style-name="P8">analyser les capteurs</text:p>
        </text:list-item>
        <text:list-item>
          <text:p text:style-name="P8">se documenter pour le moteur</text:p>
        </text:list-item>
        <text:list-item>
          <text:p text:style-name="P9">réfléchir au cdcf</text:p>
        </text:list-item>
      </text:list>
      <text:p text:style-name="P5"/>
      <text:p text:style-name="P6">12/02/2016 : mise en place de la structure de base du programme</text:p>
      <text:p text:style-name="P6"><text:tab/><text:tab/>établissement du CDCF</text:p>
      <text:p text:style-name="P6"><text:tab/><text:tab/>Répartition des tâches</text:p>
      <text:p text:style-name="P6"><text:tab/><text:tab/>Capteurs okay</text:p>
      <text:p text:style-name="P6"/>
      <text:p text:style-name="P6">19/02/2016 : <text:span text:style-name="T1">mise en place d'une tactique qui permet d'ouvrir les pinces au début de la partie et les fermer lors de la détection d'un palet. </text:span>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2-19T16:39:25.820294915</dc:date>
    <meta:editing-duration>PT1H10M29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03" meta:character-count="610" meta:non-whitespace-character-count="512"/>
  </office:meta>
</office:document-meta>
</file>